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298cm" table:align="right"/>
    </style:style>
    <style:style style:name="Tabla1.A" style:family="table-column">
      <style:table-column-properties style:column-width="8.043cm"/>
    </style:style>
    <style:style style:name="Tabla1.B" style:family="table-column">
      <style:table-column-properties style:column-width="8.255cm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min-row-height="0.746cm"/>
    </style:style>
    <style:style style:name="Tabla2" style:family="table">
      <style:table-properties style:width="16.51cm" fo:margin-left="0.106cm" table:align="left"/>
    </style:style>
    <style:style style:name="Tabla2.A" style:family="table-column">
      <style:table-column-properties style:column-width="8.149cm"/>
    </style:style>
    <style:style style:name="Tabla2.B" style:family="table-column">
      <style:table-column-properties style:column-width="8.361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404cm" table:align="right"/>
    </style:style>
    <style:style style:name="Tabla4.A" style:family="table-column">
      <style:table-column-properties style:column-width="8.149cm"/>
    </style:style>
    <style:style style:name="Tabla4.B" style:family="table-column">
      <style:table-column-properties style:column-width="8.255cm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404cm" table:align="right"/>
    </style:style>
    <style:style style:name="Tabla5.A" style:family="table-column">
      <style:table-column-properties style:column-width="8.149cm"/>
    </style:style>
    <style:style style:name="Tabla5.B" style:family="table-column">
      <style:table-column-properties style:column-width="8.255cm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404cm" table:align="right"/>
    </style:style>
    <style:style style:name="Tabla3.A" style:family="table-column">
      <style:table-column-properties style:column-width="8.149cm"/>
    </style:style>
    <style:style style:name="Tabla3.B" style:family="table-column">
      <style:table-column-properties style:column-width="8.255cm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6" style:family="paragraph" style:parent-style-name="Contents_20_7">
      <style:paragraph-properties>
        <style:tab-stops>
          <style:tab-stop style:position="13.51cm" style:type="right" style:leader-style="dotted" style:leader-text="."/>
        </style:tab-stops>
      </style:paragraph-properties>
    </style:style>
    <style:style style:name="P7" style:family="paragraph" style:parent-style-name="Heading_20_5">
      <style:text-properties style:font-name="Times New Roman"/>
    </style:style>
    <style:style style:name="P8" style:family="paragraph" style:parent-style-name="Heading_20_5">
      <style:paragraph-properties fo:break-before="page"/>
    </style:style>
    <style:style style:name="P9" style:family="paragraph" style:parent-style-name="Heading_20_5">
      <style:paragraph-properties fo:break-before="page"/>
      <style:text-properties officeooo:rsid="001211bd" officeooo:paragraph-rsid="001211bd"/>
    </style:style>
    <style:style style:name="P10" style:family="paragraph" style:parent-style-name="Heading_20_5" style:list-style-name=""/>
    <style:style style:name="P11" style:family="paragraph" style:parent-style-name="Heading_20_7" style:list-style-name=""/>
    <style:style style:name="P12" style:family="paragraph" style:parent-style-name="Heading_20_7">
      <style:paragraph-properties fo:break-before="page"/>
    </style:style>
    <style:style style:name="P13" style:family="paragraph" style:parent-style-name="Heading_20_7">
      <style:text-properties officeooo:paragraph-rsid="0014a802"/>
    </style:style>
    <style:style style:name="P14" style:family="paragraph" style:parent-style-name="Heading_20_7">
      <style:paragraph-properties fo:break-before="page"/>
      <style:text-properties officeooo:paragraph-rsid="0014a802"/>
    </style:style>
    <style:style style:name="P15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6" style:family="paragraph" style:parent-style-name="Standard">
      <style:paragraph-properties fo:line-height="200%" fo:text-align="center" style:justify-single-word="false"/>
      <style:text-properties officeooo:paragraph-rsid="000fe498"/>
    </style:style>
    <style:style style:name="P17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18" style:family="paragraph" style:parent-style-name="Standard">
      <style:paragraph-properties fo:line-height="200%"/>
      <style:text-properties style:font-name="Times New Roman" fo:font-weight="normal" officeooo:rsid="0010c1ab" officeooo:paragraph-rsid="0012c52f" style:font-weight-asian="normal" style:font-weight-complex="normal"/>
    </style:style>
    <style:style style:name="P19" style:family="paragraph" style:parent-style-name="Standard">
      <style:paragraph-properties fo:line-height="200%"/>
      <style:text-properties style:font-name="Times New Roman" fo:font-weight="normal" officeooo:rsid="0012c52f" officeooo:paragraph-rsid="0012c52f" style:font-weight-asian="normal" style:font-weight-complex="normal"/>
    </style:style>
    <style:style style:name="P20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21" style:family="paragraph" style:parent-style-name="Standard">
      <style:paragraph-properties fo:line-height="200%"/>
      <style:text-properties style:font-name="Times New Roman" fo:font-weight="normal" officeooo:rsid="0010c1ab" officeooo:paragraph-rsid="0010c1ab" style:font-weight-asian="normal" style:font-weight-complex="normal"/>
    </style:style>
    <style:style style:name="P22" style:family="paragraph" style:parent-style-name="Table_20_Contents">
      <style:text-properties style:font-name="Times New Roman" officeooo:rsid="001211bd" officeooo:paragraph-rsid="001211bd"/>
    </style:style>
    <style:style style:name="P23" style:family="paragraph" style:parent-style-name="Table_20_Contents">
      <style:text-properties style:font-name="Times New Roman" officeooo:rsid="001211bd" officeooo:paragraph-rsid="0012c52f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officeooo:rsid="001211bd" officeooo:paragraph-rsid="001211b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rsid="001211bd" officeooo:paragraph-rsid="0012c52f"/>
    </style:style>
    <style:style style:name="P26" style:family="paragraph" style:parent-style-name="Table_20_Contents" style:list-style-name="L1">
      <style:text-properties style:font-name="Times New Roman" officeooo:rsid="0012c52f" officeooo:paragraph-rsid="001211bd"/>
    </style:style>
    <style:style style:name="P27" style:family="paragraph" style:parent-style-name="Table_20_Contents" style:list-style-name="L1">
      <style:text-properties style:font-name="Times New Roman" officeooo:rsid="0012c52f" officeooo:paragraph-rsid="0012c52f"/>
    </style:style>
    <style:style style:name="P28" style:family="paragraph" style:parent-style-name="Table_20_Contents" style:list-style-name="L1">
      <style:text-properties style:font-name="Times New Roman" officeooo:rsid="0014a802" officeooo:paragraph-rsid="0014a802"/>
    </style:style>
    <style:style style:name="P29" style:family="paragraph" style:parent-style-name="Table_20_Contents" style:list-style-name="L1">
      <style:text-properties style:font-name="Times New Roman" officeooo:rsid="00161c22" officeooo:paragraph-rsid="00161c22"/>
    </style:style>
    <style:style style:name="P30" style:family="paragraph" style:parent-style-name="Table_20_Contents">
      <style:text-properties officeooo:paragraph-rsid="0012c52f"/>
    </style:style>
    <style:style style:name="P31" style:family="paragraph" style:parent-style-name="Table_20_Contents" style:list-style-name="L1">
      <style:text-properties officeooo:rsid="0014a802" officeooo:paragraph-rsid="0014a802"/>
    </style:style>
    <style:style style:name="P32" style:family="paragraph" style:parent-style-name="Text_20_body">
      <style:paragraph-properties fo:line-height="200%"/>
    </style:style>
    <style:style style:name="P33" style:family="paragraph" style:parent-style-name="Text_20_body">
      <style:text-properties style:font-name="Times New Roman"/>
    </style:style>
    <style:style style:name="P34" style:family="paragraph" style:parent-style-name="Text_20_body">
      <style:paragraph-properties fo:line-height="200%"/>
      <style:text-properties style:font-name="Times New Roman"/>
    </style:style>
    <style:style style:name="P35" style:family="paragraph" style:parent-style-name="Text_20_body" style:list-style-name="L1">
      <style:text-properties style:font-name="Times New Roman" officeooo:rsid="0012c52f" officeooo:paragraph-rsid="0012c52f"/>
    </style:style>
    <style:style style:name="T1" style:family="text">
      <style:text-properties officeooo:rsid="0010c1ab"/>
    </style:style>
    <style:style style:name="T2" style:family="text">
      <style:text-properties style:font-name="Times New Roman"/>
    </style:style>
    <style:style style:name="T3" style:family="text">
      <style:text-properties officeooo:rsid="001211bd"/>
    </style:style>
    <style:style style:name="T4" style:family="text">
      <style:text-properties officeooo:rsid="0012c52f"/>
    </style:style>
    <style:style style:name="T5" style:family="text">
      <style:text-properties style:font-name="Times New Roman" officeooo:rsid="001211bd"/>
    </style:style>
    <style:style style:name="T6" style:family="text">
      <style:text-properties style:font-name="Times New Roman" fo:font-size="12pt" officeooo:rsid="000fe498" style:font-size-asian="12pt" style:font-size-complex="12pt"/>
    </style:style>
    <style:style style:name="T7" style:family="text">
      <style:text-properties officeooo:rsid="0014a802"/>
    </style:style>
    <style:style style:name="T8" style:family="text">
      <style:text-properties officeooo:rsid="00161c22"/>
    </style:style>
    <style:style style:name="T9" style:family="text">
      <style:text-properties fo:text-transform="uppercase" fo:color="#333333" loext:opacity="100%" style:font-name="Helvetica Neue" fo:font-size="15pt" fo:letter-spacing="normal" fo:font-style="normal" fo:font-weight="bold"/>
    </style:style>
    <style:style style:name="T10" style:family="text">
      <style:text-properties officeooo:rsid="0017f8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span text:style-name="T10">D</text:span>ocumento identificando la metodología para el proyecto de desarrollo de software </text:p>
      <text:p text:style-name="P3"/>
      <text:p text:style-name="P3"/>
      <text:p text:style-name="P16"><text:span text:style-name="T6">Juan luis Becquet Martínez</text:span></text:p>
      <text:p text:style-name="P4">Servicio Nacional de Aprendizaje</text:p>
      <text:p text:style-name="P4">(2721441)Análisis y desarrollo de software</text:p>
      <text:p text:style-name="P15">Ingrid Caterine Ramírez Aldana</text:p>
      <text:p text:style-name="P4"><text:span text:style-name="T1">27</text:span> de <text:span text:style-name="T1">Junio </text:span>de 2023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7" text:outline-level="5"><text:soft-page-break/></text:h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253_928937611" text:style-name="Index_20_Link" text:visited-style-name="Index_20_Link">Introducción.<text:tab/>3</text:a></text:p>
          <text:p text:style-name="P5"><text:a xlink:type="simple" xlink:href="#__RefHeading___Toc266_928937611" text:style-name="Index_20_Link" text:visited-style-name="Index_20_Link">Historias de usuario<text:tab/>4</text:a></text:p>
          <text:p text:style-name="P6"><text:a xlink:type="simple" xlink:href="#__RefHeading___Toc268_928937611" text:style-name="Index_20_Link" text:visited-style-name="Index_20_Link">Historia de usuario 1<text:tab/>4</text:a></text:p>
          <text:p text:style-name="P6"><text:a xlink:type="simple" xlink:href="#__RefHeading___Toc270_928937611" text:style-name="Index_20_Link" text:visited-style-name="Index_20_Link">Historia de usuario 2<text:tab/>4</text:a></text:p>
          <text:p text:style-name="P6"><text:a xlink:type="simple" xlink:href="#__RefHeading___Toc272_928937611" text:style-name="Index_20_Link" text:visited-style-name="Index_20_Link">Historia de usuario 3<text:tab/>5</text:a></text:p>
          <text:p text:style-name="P6"><text:a xlink:type="simple" xlink:href="#__RefHeading___Toc274_928937611" text:style-name="Index_20_Link" text:visited-style-name="Index_20_Link">Historia de usuario 4<text:tab/>5</text:a></text:p>
          <text:p text:style-name="P6"><text:a xlink:type="simple" xlink:href="#__RefHeading___Toc276_928937611" text:style-name="Index_20_Link" text:visited-style-name="Index_20_Link">Historia de usuario 5<text:tab/>6</text:a></text:p>
          <text:p text:style-name="P5"><text:a xlink:type="simple" xlink:href="#__RefHeading___Toc280_928937611" text:style-name="Index_20_Link" text:visited-style-name="Index_20_Link">Enlace Trello<text:tab/>7</text:a></text:p>
          <text:p text:style-name="P5"><text:a xlink:type="simple" xlink:href="#__RefHeading___Toc278_928937611" text:style-name="Index_20_Link" text:visited-style-name="Index_20_Link">Conclusión:<text:tab/>8</text:a></text:p>
        </text:index-body>
      </text:table-of-content>
      <text:p text:style-name="P17"/>
      <text:h text:style-name="P8" text:outline-level="5"><text:bookmark-start text:name="__RefHeading___Toc253_928937611"/>Introducción.<text:bookmark-end text:name="__RefHeading___Toc253_928937611"/></text:h>
      <text:p text:style-name="P33"/>
      <text:p text:style-name="P33"/>
      <text:p text:style-name="P32"><text:span text:style-name="T2">A lo largo de este trabajo, exploraremos ejemplos prácticos de historias de usuario y</text:span> <text:span text:style-name="T2">cómo se utilizan en el contexto de Scrum. Veremos cómo se pueden dividir las historias de usuario en tareas más pequeñas durante los sprints y cómo los criterios de aceptación pueden ayudar a definir los resultados esperados para cada historia</text:span></text:p>
      <text:p text:style-name="P34">A medida que avanzamos, discutiremos la estructura básica de las historias de usuario en Scrum. Estas suelen tener una sintaxis simple, como "Como [rol], quiero [funcionalidad] para [beneficio]". Por ejemplo, en el contexto de un sistema de registro de <text:span text:style-name="T3">calificaciones</text:span>, una historia de usuario podría ser: "Como <text:span text:style-name="T1">docente</text:span>, quiero poder generar informes de <text:span text:style-name="T1">calificaciones </text:span>mensuales para analizar el desempeño <text:span text:style-name="T1">estudiantil</text:span>". </text:p>
      <text:p text:style-name="P21">mostraré una visión general <text:s/>de las historias de usuario en el contexto de esta metodología. Al comprender cómo se utilizan las historias de usuario en el marco de trabajo ágil de Scrum, los profesionales y los equipos de desarrollo podrán aprovechar al máximo esta herramienta poderosa para entregar valor de manera iterativa y satisfacer las necesidades cambiantes del cliente. </text:p>
      <text:p text:style-name="P21"/>
      <text:p text:style-name="P21"/>
      <text:p text:style-name="P21"/>
      <text:p text:style-name="P21"/>
      <text:p text:style-name="P21"/>
      <text:h text:style-name="P9" text:outline-level="5"><text:bookmark-start text:name="__RefHeading___Toc266_928937611"/>Historias de usuario<text:bookmark-end text:name="__RefHeading___Toc266_928937611"/></text:h>
      <text:h text:style-name="Heading_20_7" text:outline-level="7"><text:bookmark-start text:name="__RefHeading___Toc268_928937611"/>Historia de usuario 1<text:bookmark-end text:name="__RefHeading___Toc268_928937611"/></text:h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4">Historia de usuario</text:p>
          </table:table-cell>
          <table:covered-table-cell/>
        </table:table-row>
        <table:table-row>
          <table:table-cell table:style-name="Tabla1.A2" office:value-type="string">
            <text:p text:style-name="P22">Numero:1</text:p>
          </table:table-cell>
          <table:table-cell table:style-name="Tabla1.B2" office:value-type="string">
            <text:p text:style-name="P22">Nombre de la historia de usuario: <text:span text:style-name="T4">Creación login principal</text:span></text:p>
          </table:table-cell>
        </table:table-row>
        <table:table-row>
          <table:table-cell table:style-name="Tabla1.A2" office:value-type="string">
            <text:p text:style-name="P22">Prioridad:<text:span text:style-name="T4">5</text:span></text:p>
          </table:table-cell>
          <table:table-cell table:style-name="Tabla1.B2" office:value-type="string">
            <text:p text:style-name="P22">Puntos estimados:<text:span text:style-name="T4">21</text:span></text:p>
          </table:table-cell>
        </table:table-row>
        <table:table-row>
          <table:table-cell table:style-name="Tabla1.B2" table:number-columns-spanned="2" office:value-type="string">
            <text:p text:style-name="P22">Descripción:Se agregara un formulario para que el usuario ingrese sus datos <text:span text:style-name="T4">y se valide la entrada al sistema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22">Observación:</text:p>
          </table:table-cell>
          <table:covered-table-cell/>
        </table:table-row>
        <table:table-row table:style-name="Tabla1.6">
          <table:table-cell table:style-name="Tabla1.B2" table:number-columns-spanned="2" office:value-type="string">
            <text:p text:style-name="P22">Criterios de aceptación:</text:p>
            <text:list xml:id="list3206198125" text:style-name="L1">
              <text:list-item>
                <text:p text:style-name="P26">colores corporativos</text:p>
              </text:list-item>
              <text:list-item>
                <text:p text:style-name="P35">Conexión de la base de datos para los diferentes usuarios donde se va a validar el acceso al sistema</text:p>
              </text:list-item>
              <text:list-item>
                <text:p text:style-name="P27"/>
              </text:list-item>
            </text:list>
          </table:table-cell>
          <table:covered-table-cell/>
        </table:table-row>
      </table:table>
      <text:h text:style-name="Heading_20_7" text:outline-level="7"/>
      <text:h text:style-name="Heading_20_7" text:outline-level="7"><text:bookmark-start text:name="__RefHeading___Toc270_928937611"/>Historia de usuario 2<text:bookmark-end text:name="__RefHeading___Toc270_928937611"/>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5">Historia de usuario</text:p>
          </table:table-cell>
          <table:covered-table-cell/>
        </table:table-row>
        <table:table-row>
          <table:table-cell table:style-name="Tabla2.A2" office:value-type="string">
            <text:p text:style-name="P23">Numero:<text:span text:style-name="T7">2</text:span></text:p>
          </table:table-cell>
          <table:table-cell table:style-name="Tabla2.B2" office:value-type="string">
            <text:p text:style-name="P30"><text:span text:style-name="T5">Nombre de la historia de usuario: </text:span>crear el formulario de calificaciones </text:p>
          </table:table-cell>
        </table:table-row>
        <table:table-row>
          <table:table-cell table:style-name="Tabla2.A2" office:value-type="string">
            <text:p text:style-name="P23">Prioridad: <text:span text:style-name="T7">5</text:span></text:p>
          </table:table-cell>
          <table:table-cell table:style-name="Tabla2.B2" office:value-type="string">
            <text:p text:style-name="P23">Puntos estimados:<text:span text:style-name="T7">55</text:span></text:p>
          </table:table-cell>
        </table:table-row>
        <table:table-row>
          <table:table-cell table:style-name="Tabla2.B2" table:number-columns-spanned="2" office:value-type="string">
            <text:p text:style-name="P30"><text:span text:style-name="T5">Descripción:</text:span>crear el formulario de calificaciones que se adapte a las necesidades del docente según las actividades planeadas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23">Observación: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23">Criterios de aceptación:</text:p>
            <text:list xml:id="list230543298911150" text:continue-list="list3206198125" text:style-name="L1">
              <text:list-item text:start-value="1">
                <text:p text:style-name="P31">Conexión a la base de datos relacionada a la tabla calificaciones</text:p>
              </text:list-item>
              <text:list-item>
                <text:p text:style-name="P31">que tenga los botones de guardar, editar y borrar</text:p>
              </text:list-item>
              <text:list-item>
                <text:p text:style-name="P31">que se pueda desplazar en la tabla con las flechas direccionales</text:p>
              </text:list-item>
            </text:list>
            <text:p text:style-name="P23"/>
          </table:table-cell>
          <table:covered-table-cell/>
        </table:table-row>
      </table:table>
      <text:h text:style-name="Heading_20_7" text:outline-level="7"/>
      <text:h text:style-name="Heading_20_7" text:outline-level="7"/>
      <text:h text:style-name="Heading_20_7" text:outline-level="7"/>
      <text:h text:style-name="Heading_20_7" text:outline-level="7"/>
      <text:h text:style-name="P11" text:outline-level="7"/>
      <text:h text:style-name="P14" text:outline-level="7"><text:bookmark-start text:name="__RefHeading___Toc272_928937611"/>Historia de usuario 3<text:bookmark-end text:name="__RefHeading___Toc272_928937611"/></text:h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5">Historia de usuario</text:p>
          </table:table-cell>
          <table:covered-table-cell/>
        </table:table-row>
        <table:table-row>
          <table:table-cell table:style-name="Tabla3.A2" office:value-type="string">
            <text:p text:style-name="P23">Numero:<text:span text:style-name="T7">3</text:span></text:p>
          </table:table-cell>
          <table:table-cell table:style-name="Tabla3.B2" office:value-type="string">
            <text:p text:style-name="P23">Nombre de la historia de usuario:<text:span text:style-name="T7">Crear el formulario de informes de desempeño</text:span></text:p>
          </table:table-cell>
        </table:table-row>
        <table:table-row>
          <table:table-cell table:style-name="Tabla3.A2" office:value-type="string">
            <text:p text:style-name="P23">Prioridad:<text:span text:style-name="T7">5</text:span></text:p>
          </table:table-cell>
          <table:table-cell table:style-name="Tabla3.B2" office:value-type="string">
            <text:p text:style-name="P23">Puntos estimados:<text:span text:style-name="T7">55</text:span></text:p>
          </table:table-cell>
        </table:table-row>
        <table:table-row>
          <table:table-cell table:style-name="Tabla3.B2" table:number-columns-spanned="2" office:value-type="string">
            <text:p text:style-name="P30"><text:span text:style-name="T5">Descripción:</text:span>Se debe de crear el formulario que muestra el resumen de todo lo que el docente ha realizado en el año, donde se ven reflejados las calificaciones de los estudiantes <text:span text:style-name="T7">y su desempeño.</text:span></text:p>
            <text:p text:style-name="P23"/>
          </table:table-cell>
          <table:covered-table-cell/>
        </table:table-row>
        <table:table-row>
          <table:table-cell table:style-name="Tabla3.B2" table:number-columns-spanned="2" office:value-type="string">
            <text:p text:style-name="P23">Observación:</text:p>
          </table:table-cell>
          <table:covered-table-cell/>
        </table:table-row>
        <table:table-row>
          <table:table-cell table:style-name="Tabla3.B2" table:number-columns-spanned="2" office:value-type="string">
            <text:p text:style-name="P23">Criterios de aceptación:</text:p>
            <text:list xml:id="list230543998882808" text:continue-list="list230543298911150" text:style-name="L1">
              <text:list-item text:start-value="1">
                <text:p text:style-name="P28">usar diagramas de barras</text:p>
              </text:list-item>
              <text:list-item>
                <text:p text:style-name="P28">usar colores que las personas con daltonismo diferencien.</text:p>
              </text:list-item>
            </text:list>
          </table:table-cell>
          <table:covered-table-cell/>
        </table:table-row>
      </table:table>
      <text:h text:style-name="P13" text:outline-level="7" text:is-list-header="true"/>
      <text:h text:style-name="P13" text:outline-level="7"><text:bookmark-start text:name="__RefHeading___Toc274_928937611"/>Historia de usuario 4<text:bookmark-end text:name="__RefHeading___Toc274_928937611"/></text:h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5">Historia de usuario</text:p>
          </table:table-cell>
          <table:covered-table-cell/>
        </table:table-row>
        <table:table-row>
          <table:table-cell table:style-name="Tabla4.A2" office:value-type="string">
            <text:p text:style-name="P23">Numero:<text:span text:style-name="T7">4</text:span></text:p>
          </table:table-cell>
          <table:table-cell table:style-name="Tabla4.B2" office:value-type="string">
            <text:p text:style-name="P23">Nombre de la historia de usuario: <text:span text:style-name="T7">Crear formulario para búsqueda de estudiantes</text:span></text:p>
          </table:table-cell>
        </table:table-row>
        <table:table-row>
          <table:table-cell table:style-name="Tabla4.A2" office:value-type="string">
            <text:p text:style-name="P23">Prioridad: <text:span text:style-name="T7">3</text:span></text:p>
          </table:table-cell>
          <table:table-cell table:style-name="Tabla4.B2" office:value-type="string">
            <text:p text:style-name="P23">Puntos estimados:<text:span text:style-name="T7">31</text:span></text:p>
          </table:table-cell>
        </table:table-row>
        <table:table-row>
          <table:table-cell table:style-name="Tabla4.B2" table:number-columns-spanned="2" office:value-type="string">
            <text:p text:style-name="P30"><text:span text:style-name="T5">Descripción: </text:span>Se debe agregar un formulario que haga request con GET a la base de datos para mostrar los datos de los estudiantes</text:p>
          </table:table-cell>
          <table:covered-table-cell/>
        </table:table-row>
        <table:table-row>
          <table:table-cell table:style-name="Tabla4.B2" table:number-columns-spanned="2" office:value-type="string">
            <text:p text:style-name="P23">Observación:</text:p>
          </table:table-cell>
          <table:covered-table-cell/>
        </table:table-row>
        <table:table-row>
          <table:table-cell table:style-name="Tabla4.B2" table:number-columns-spanned="2" office:value-type="string">
            <text:p text:style-name="P23">Criterios de aceptación:</text:p>
            <text:list xml:id="list230545112631848" text:continue-list="list230543998882808" text:style-name="L1">
              <text:list-item text:start-value="1">
                <text:p text:style-name="P29">que tenga un icono de lupa</text:p>
              </text:list-item>
              <text:list-item>
                <text:p text:style-name="P29">la búsqueda debe funcionar con diferentes parámetros</text:p>
              </text:list-item>
              <text:list-item>
                <text:p text:style-name="P29">debe de tener el botón que diga “búsqueda”</text:p>
              </text:list-item>
            </text:list>
          </table:table-cell>
          <table:covered-table-cell/>
        </table:table-row>
      </table:table>
      <text:p text:style-name="P19"/>
      <text:h text:style-name="P11" text:outline-level="7"/>
      <text:h text:style-name="P12" text:outline-level="7"><text:bookmark-start text:name="__RefHeading___Toc276_928937611"/>Historia de usuario <text:span text:style-name="T4">5</text:span><text:bookmark-end text:name="__RefHeading___Toc276_928937611"/></text:h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5">Historia de usuario</text:p>
          </table:table-cell>
          <table:covered-table-cell/>
        </table:table-row>
        <table:table-row>
          <table:table-cell table:style-name="Tabla5.A2" office:value-type="string">
            <text:p text:style-name="P23">Numero:<text:span text:style-name="T7">5</text:span></text:p>
          </table:table-cell>
          <table:table-cell table:style-name="Tabla5.B2" office:value-type="string">
            <text:p text:style-name="P23">Nombre de la historia de usuario:<text:span text:style-name="T8">Crear formulario para el registro y edición de estudiantes</text:span></text:p>
          </table:table-cell>
        </table:table-row>
        <table:table-row>
          <table:table-cell table:style-name="Tabla5.A2" office:value-type="string">
            <text:p text:style-name="P23">Prioridad:<text:span text:style-name="T8">5</text:span></text:p>
          </table:table-cell>
          <table:table-cell table:style-name="Tabla5.B2" office:value-type="string">
            <text:p text:style-name="P23">Puntos estimados:<text:span text:style-name="T8">55</text:span></text:p>
          </table:table-cell>
        </table:table-row>
        <table:table-row>
          <table:table-cell table:style-name="Tabla5.B2" table:number-columns-spanned="2" office:value-type="string">
            <text:p text:style-name="P30"><text:span text:style-name="T5">Descripción: </text:span>Se debe de agregar el formulario con request POST y PUT donde se agregan o se actualizan los estudiantes</text:p>
          </table:table-cell>
          <table:covered-table-cell/>
        </table:table-row>
        <table:table-row>
          <table:table-cell table:style-name="Tabla5.B2" table:number-columns-spanned="2" office:value-type="string">
            <text:p text:style-name="P23">Observación:</text:p>
          </table:table-cell>
          <table:covered-table-cell/>
        </table:table-row>
        <table:table-row>
          <table:table-cell table:style-name="Tabla5.B2" table:number-columns-spanned="2" office:value-type="string">
            <text:p text:style-name="P23">Criterios de aceptación:</text:p>
            <text:list xml:id="list230545083790846" text:continue-list="list230545112631848" text:style-name="L1">
              <text:list-item text:start-value="1">
                <text:p text:style-name="P29">Debe de tener los botones, registrar y actualizar</text:p>
              </text:list-item>
              <text:list-item>
                <text:p text:style-name="P29">debe de tener diferentes caracterizaciones para los estudiantes en estado especial</text:p>
                <text:p text:style-name="P29"/>
              </text:list-item>
            </text:list>
          </table:table-cell>
          <table:covered-table-cell/>
        </table:table-row>
      </table:table>
      <text:p text:style-name="P18"><text:a xlink:type="simple" xlink:href="https://trello.com/invite/b/8Ru8nR8x/ATTI6036b1ed0af0e2aab6087de3762e54ab5D6C501F/" text:style-name="Internet_20_link" text:visited-style-name="Visited_20_Internet_20_Link"/></text:p>
      <text:h text:style-name="P10" text:outline-level="5"><text:a xlink:type="simple" xlink:href="https://trello.com/invite/b/8Ru8nR8x/ATTI6036b1ed0af0e2aab6087de3762e54ab5D6C501F/" text:style-name="Internet_20_link" text:visited-style-name="Visited_20_Internet_20_Link"/></text:h>
      <text:h text:style-name="P8" text:outline-level="5"><text:bookmark-start text:name="__RefHeading___Toc280_928937611"/>Enlace Trello<text:bookmark-end text:name="__RefHeading___Toc280_928937611"/></text:h>
      <text:p text:style-name="P18"><text:a xlink:type="simple" xlink:href="https://trello.com/invite/b/8Ru8nR8x/ATTI6036b1ed0af0e2aab6087de3762e54ab5D6C501F/" text:style-name="Internet_20_link" text:visited-style-name="Visited_20_Internet_20_Link">https://trello.com/invite/b/8Ru8nR8x/ATTI6036b1ed0af0e2aab6087de3762e54ab5D6C501F/</text:a></text:p>
      <text:p text:style-name="P18">software-calificaciones</text:p>
      <text:h text:style-name="P8" text:outline-level="5"><text:bookmark-start text:name="__RefHeading___Toc278_928937611"/>Conclusión:<text:bookmark-end text:name="__RefHeading___Toc278_928937611"/></text:h>
      <text:p text:style-name="P34">en este trabajo hemos explorado el proceso de creación de historias de usuario en el marco de trabajo Scrum. Hemos comprendido la importancia de involucrar a los stakeholders y obtener una comprensión clara de las necesidades del cliente. Mediante el uso de una sintaxis simple y poderosa, las historias de usuario nos permiten describir los requisitos desde la perspectiva del usuario y establecer una comunicación efectiva entre el equipo de desarrollo y los stakeholders. </text:p>
      <text:p text:style-name="P34">Al comprender y aplicar adecuadamente el proceso de creación de historias de usuario en Scrum, los equipos de desarrollo pueden mejorar la calidad de sus entregables, fomentar la colaboración y la comunicación efectiva, y lograr la satisfacción del cliente a lo largo del desarrollo del proye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06-27T23:05:42.913000000</dc:date>
    <meta:editing-duration>PT4H19M41S</meta:editing-duration>
    <meta:editing-cycles>8</meta:editing-cycles>
    <meta:generator>LibreOffice/7.5.3.2$Windows_X86_64 LibreOffice_project/9f56dff12ba03b9acd7730a5a481eea045e468f3</meta:generator>
    <meta:document-statistic meta:table-count="5" meta:image-count="0" meta:object-count="0" meta:page-count="8" meta:paragraph-count="86" meta:word-count="736" meta:character-count="4759" meta:non-whitespace-character-count="4113"/>
  </office:meta>
</office:document-meta>
</file>